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0.882cm" fo:min-width="0.632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2" xml:id="id1" draw:id="id1" draw:layer="layout" svg:width="1.6cm" svg:height="1.6cm" svg:x="2.3cm" svg:y="2.5cm">
          <text:p text:style-name="P1">1м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" draw:id="id3" draw:layer="layout" svg:width="1.6cm" svg:height="1.6cm" svg:x="5.5cm" svg:y="2.5cm">
          <text:p text:style-name="P1">2ж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2" draw:id="id12" draw:layer="layout" svg:width="1.6cm" svg:height="1.6cm" svg:x="9.3cm" svg:y="2.5cm">
          <text:p text:style-name="P1">3ж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3" draw:id="id13" draw:layer="layout" svg:width="1.6cm" svg:height="1.6cm" svg:x="12.5cm" svg:y="2.5cm">
          <text:p text:style-name="P1">4м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4" draw:id="id14" draw:layer="layout" svg:width="1.6cm" svg:height="1.6cm" svg:x="16.6cm" svg:y="2.5cm">
          <text:p text:style-name="P1">9м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6" draw:id="id16" draw:layer="layout" svg:width="1.6cm" svg:height="1.6cm" svg:x="24.4cm" svg:y="2.5cm">
          <text:p text:style-name="P1">10ж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" draw:id="id2" draw:layer="layout" svg:width="1.6cm" svg:height="1.6cm" svg:x="2.2cm" svg:y="6.1cm">
          <text:p text:style-name="P1">5м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9" draw:id="id9" draw:layer="layout" svg:width="1.6cm" svg:height="1.6cm" svg:x="5.4cm" svg:y="6.1cm">
          <text:p text:style-name="P1">6м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0" draw:id="id10" draw:layer="layout" svg:width="1.6cm" svg:height="1.6cm" svg:x="9.2cm" svg:y="6.1cm">
          <text:p text:style-name="P1">7ж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1" draw:id="id11" draw:layer="layout" svg:width="1.6cm" svg:height="1.6cm" svg:x="12.4cm" svg:y="6.1cm">
          <text:p text:style-name="P1">8ж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5" draw:id="id15" draw:layer="layout" svg:width="1.6cm" svg:height="1.6cm" svg:x="16.5cm" svg:y="6.1cm">
          <text:p text:style-name="P1">11ж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7" draw:id="id17" draw:layer="layout" svg:width="1.6cm" svg:height="1.6cm" svg:x="19.7cm" svg:y="6.1cm">
          <text:p text:style-name="P1">12м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4" draw:id="id4" draw:layer="layout" svg:width="1.6cm" svg:height="1.6cm" svg:x="1.9cm" svg:y="9.9cm">
          <text:p text:style-name="P1">17м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7" draw:id="id7" draw:layer="layout" svg:width="1.6cm" svg:height="1.6cm" svg:x="5.3cm" svg:y="9.9cm">
          <text:p text:style-name="P1">16ж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8" draw:id="id8" draw:layer="layout" svg:width="1.6cm" svg:height="1.6cm" svg:x="9.1cm" svg:y="9.9cm">
          <text:p text:style-name="P1">15м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3" draw:id="id23" draw:layer="layout" svg:width="1.6cm" svg:height="1.6cm" svg:x="12.3cm" svg:y="9.9cm">
          <text:p text:style-name="P1">14ж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8" draw:id="id18" draw:layer="layout" svg:width="1.6cm" svg:height="1.6cm" svg:x="16.4cm" svg:y="9.9cm">
          <text:p text:style-name="P1">13м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2" draw:id="id22" draw:layer="layout" svg:width="1.6cm" svg:height="1.6cm" svg:x="20.4cm" svg:y="12.5cm">
          <text:p text:style-name="P1">23м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5" draw:id="id5" draw:layer="layout" svg:width="1.6cm" svg:height="1.6cm" svg:x="2.2cm" svg:y="14cm">
          <text:p text:style-name="P1">18м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6" draw:id="id6" draw:layer="layout" svg:width="1.6cm" svg:height="1.6cm" svg:x="5.4cm" svg:y="14cm">
          <text:p text:style-name="P1">19ж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0" draw:id="id20" draw:layer="layout" svg:width="1.6cm" svg:height="1.6cm" svg:x="9.2cm" svg:y="14cm">
          <text:p text:style-name="P1">20м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9" draw:id="id19" draw:layer="layout" svg:width="1.6cm" svg:height="1.6cm" svg:x="12.4cm" svg:y="14cm">
          <text:p text:style-name="P1">21м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4" draw:id="id24" draw:layer="layout" svg:width="1.6cm" svg:height="1.6cm" svg:x="7.2cm" svg:y="17.8cm">
          <text:p text:style-name="P1">22ж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1" draw:id="id21" draw:layer="layout" svg:width="1.6cm" svg:height="1.6cm" svg:x="17.2cm" svg:y="18cm">
          <text:p text:style-name="P1">0ж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3.1cm" svg:y1="4.1cm" svg:x2="3cm" svg:y2="6.1cm" draw:start-shape="id1" draw:start-glue-point="8" draw:end-shape="id2" draw:end-glue-point="4" svg:d="M3100 4100l-100 2000" svg:viewBox="0 0 101 2001">
          <text:p/>
        </draw:connector>
        <draw:connector draw:style-name="gr2" draw:text-style-name="P3" draw:layer="layout" draw:type="line" svg:x1="5.734cm" svg:y1="3.866cm" svg:x2="3.566cm" svg:y2="6.334cm" draw:start-shape="id3" draw:start-glue-point="7" draw:end-shape="id2" draw:end-glue-point="11" svg:d="M5734 3866l-2168 2468" svg:viewBox="0 0 2169 2469">
          <text:p/>
        </draw:connector>
        <draw:connector draw:style-name="gr2" draw:text-style-name="P3" draw:layer="layout" draw:type="line" svg:x1="3cm" svg:y1="7.7cm" svg:x2="2.7cm" svg:y2="9.9cm" draw:start-shape="id2" draw:start-glue-point="8" draw:end-shape="id4" draw:end-glue-point="4" svg:d="M3000 7700l-300 2200" svg:viewBox="0 0 301 2201">
          <text:p/>
        </draw:connector>
        <draw:connector draw:style-name="gr2" draw:text-style-name="P3" draw:layer="layout" draw:type="line" svg:x1="2.7cm" svg:y1="11.5cm" svg:x2="3cm" svg:y2="14cm" draw:start-shape="id4" draw:start-glue-point="8" draw:end-shape="id5" draw:end-glue-point="4" svg:d="M2700 11500l300 2500" svg:viewBox="0 0 301 2501">
          <text:p/>
        </draw:connector>
        <draw:connector draw:style-name="gr2" draw:text-style-name="P3" draw:layer="layout" draw:type="line" svg:x1="3.266cm" svg:y1="11.266cm" svg:x2="5.634cm" svg:y2="14.234cm" draw:start-shape="id4" draw:start-glue-point="9" draw:end-shape="id6" draw:end-glue-point="5" svg:d="M3266 11266l2368 2968" svg:viewBox="0 0 2369 2969">
          <text:p/>
        </draw:connector>
        <draw:connector draw:style-name="gr2" draw:text-style-name="P3" draw:layer="layout" draw:type="line" svg:x1="3.566cm" svg:y1="7.466cm" svg:x2="5.534cm" svg:y2="10.134cm" draw:start-shape="id2" draw:start-glue-point="9" draw:end-shape="id7" draw:end-glue-point="5" svg:d="M3566 7466l1968 2668" svg:viewBox="0 0 1969 2669">
          <text:p/>
        </draw:connector>
        <draw:connector draw:style-name="gr2" draw:text-style-name="P3" draw:layer="layout" draw:type="line" svg:x1="3.8cm" svg:y1="6.9cm" svg:x2="9.334cm" svg:y2="10.134cm" draw:start-shape="id2" draw:start-glue-point="10" draw:end-shape="id8" draw:end-glue-point="5" svg:d="M3800 6900l5534 3234" svg:viewBox="0 0 5535 3235">
          <text:p/>
        </draw:connector>
        <draw:connector draw:style-name="gr2" draw:text-style-name="P3" draw:layer="layout" draw:type="line" svg:x1="3.666cm" svg:y1="3.866cm" svg:x2="5.634cm" svg:y2="6.334cm" draw:start-shape="id1" draw:start-glue-point="9" draw:end-shape="id9" draw:end-glue-point="5" svg:d="M3666 3866l1968 2468" svg:viewBox="0 0 1969 2469">
          <text:p/>
        </draw:connector>
        <draw:connector draw:style-name="gr2" draw:text-style-name="P3" draw:layer="layout" draw:type="line" svg:x1="6.3cm" svg:y1="4.1cm" svg:x2="9.434cm" svg:y2="6.334cm" draw:start-shape="id3" draw:start-glue-point="8" draw:end-shape="id10" draw:end-glue-point="5" svg:d="M6300 4100l3134 2234" svg:viewBox="0 0 3135 2235">
          <text:p/>
        </draw:connector>
        <draw:connector draw:style-name="gr2" draw:text-style-name="P3" draw:layer="layout" draw:type="line" svg:x1="6.866cm" svg:y1="3.866cm" svg:x2="12.634cm" svg:y2="6.334cm" draw:start-shape="id3" draw:start-glue-point="9" draw:end-shape="id11" draw:end-glue-point="5" svg:d="M6866 3866l5768 2468" svg:viewBox="0 0 5769 2469">
          <text:p/>
        </draw:connector>
        <draw:connector draw:style-name="gr2" draw:text-style-name="P3" draw:layer="layout" draw:type="line" svg:x1="9.534cm" svg:y1="3.866cm" svg:x2="6.766cm" svg:y2="6.334cm" draw:start-shape="id12" draw:start-glue-point="7" draw:end-shape="id9" draw:end-glue-point="11" svg:d="M9534 3866l-2768 2468" svg:viewBox="0 0 2769 2469">
          <text:p/>
        </draw:connector>
        <draw:connector draw:style-name="gr2" draw:text-style-name="P3" draw:layer="layout" draw:type="line" svg:x1="13.3cm" svg:y1="4.1cm" svg:x2="13.2cm" svg:y2="6.1cm" draw:start-shape="id13" draw:start-glue-point="8" draw:end-shape="id11" draw:end-glue-point="4" svg:d="M13300 4100l-100 2000" svg:viewBox="0 0 101 2001">
          <text:p/>
        </draw:connector>
        <draw:connector draw:style-name="gr2" draw:text-style-name="P3" draw:layer="layout" draw:type="line" svg:x1="17.4cm" svg:y1="4.1cm" svg:x2="17.3cm" svg:y2="6.1cm" draw:start-shape="id14" draw:start-glue-point="8" draw:end-shape="id15" draw:end-glue-point="4" svg:d="M17400 4100l-100 2000" svg:viewBox="0 0 101 2001">
          <text:p/>
        </draw:connector>
        <draw:connector draw:style-name="gr2" draw:text-style-name="P3" draw:layer="layout" draw:type="line" svg:x1="24.634cm" svg:y1="3.866cm" svg:x2="17.866cm" svg:y2="6.334cm" draw:start-shape="id16" draw:start-glue-point="7" draw:end-shape="id15" draw:end-glue-point="11" svg:d="M24634 3866l-6768 2468" svg:viewBox="0 0 6769 2469">
          <text:p/>
        </draw:connector>
        <draw:connector draw:style-name="gr2" draw:text-style-name="P3" draw:layer="layout" draw:type="line" svg:x1="19.934cm" svg:y1="7.466cm" svg:x2="17.766cm" svg:y2="10.134cm" draw:start-shape="id17" draw:start-glue-point="7" draw:end-shape="id18" draw:end-glue-point="11" svg:d="M19934 7466l-2168 2668" svg:viewBox="0 0 2169 2669">
          <text:p/>
        </draw:connector>
        <draw:connector draw:style-name="gr2" draw:text-style-name="P3" draw:layer="layout" draw:type="line" svg:x1="17.3cm" svg:y1="7.7cm" svg:x2="17.2cm" svg:y2="9.9cm" draw:start-shape="id15" draw:start-glue-point="8" draw:end-shape="id18" draw:end-glue-point="4" svg:d="M17300 7700l-100 2200" svg:viewBox="0 0 101 2201">
          <text:p/>
        </draw:connector>
        <draw:connector draw:style-name="gr2" draw:text-style-name="P3" draw:layer="layout" draw:type="line" svg:x1="16.734cm" svg:y1="7.466cm" svg:x2="6.666cm" svg:y2="10.134cm" draw:start-shape="id15" draw:start-glue-point="7" draw:end-shape="id7" draw:end-glue-point="11" svg:d="M16734 7466l-10068 2668" svg:viewBox="0 0 10069 2669">
          <text:p/>
        </draw:connector>
        <draw:connector draw:style-name="gr2" draw:text-style-name="P3" draw:layer="layout" draw:type="line" svg:x1="20.5cm" svg:y1="7.7cm" svg:x2="13.766cm" svg:y2="14.234cm" draw:start-shape="id17" draw:start-glue-point="8" draw:end-shape="id19" draw:end-glue-point="11" svg:d="M20500 7700l-6734 6534" svg:viewBox="0 0 6735 6535">
          <text:p/>
        </draw:connector>
        <draw:connector draw:style-name="gr2" draw:text-style-name="P3" draw:layer="layout" draw:type="line" svg:x1="6.666cm" svg:y1="11.266cm" svg:x2="12.634cm" svg:y2="14.234cm" draw:start-shape="id7" draw:start-glue-point="9" draw:end-shape="id19" draw:end-glue-point="5" svg:d="M6666 11266l5968 2968" svg:viewBox="0 0 5969 2969">
          <text:p/>
        </draw:connector>
        <draw:connector draw:style-name="gr2" draw:text-style-name="P3" draw:layer="layout" draw:type="line" svg:x1="9.9cm" svg:y1="11.5cm" svg:x2="10cm" svg:y2="14cm" draw:start-shape="id8" draw:start-glue-point="8" draw:end-shape="id20" draw:end-glue-point="4" svg:d="M9900 11500l100 2500" svg:viewBox="0 0 101 2501">
          <text:p/>
        </draw:connector>
        <draw:connector draw:style-name="gr3" draw:text-style-name="P3" draw:layer="layout" draw:type="line" svg:x1="17.2cm" svg:y1="18.8cm" svg:x2="3.8cm" svg:y2="14.8cm" draw:start-shape="id21" draw:start-glue-point="6" draw:end-shape="id5" draw:end-glue-point="10" svg:d="M17200 18800l-13400-4000" svg:viewBox="0 0 13401 4001">
          <text:p text:style-name="P1"/>
        </draw:connector>
        <draw:connector draw:style-name="gr2" draw:text-style-name="P3" draw:layer="layout" draw:type="line" svg:x1="21.2cm" svg:y1="14.1cm" svg:x2="18.566cm" svg:y2="18.234cm" draw:start-shape="id22" draw:start-glue-point="8" draw:end-shape="id21" draw:end-glue-point="11" svg:d="M21200 14100l-2634 4134" svg:viewBox="0 0 2635 4135">
          <text:p/>
        </draw:connector>
        <draw:connector draw:style-name="gr2" draw:text-style-name="P3" draw:layer="layout" draw:type="line" svg:x1="13.2cm" svg:y1="7.7cm" svg:x2="13.1cm" svg:y2="9.9cm" draw:start-shape="id11" draw:start-glue-point="8" draw:end-shape="id23" draw:end-glue-point="4" svg:d="M13200 7700l-100 2200" svg:viewBox="0 0 101 2201">
          <text:p/>
        </draw:connector>
        <draw:connector draw:style-name="gr2" draw:text-style-name="P3" draw:layer="layout" draw:type="line" svg:x1="20.4cm" svg:y1="13.3cm" svg:x2="13.666cm" svg:y2="11.266cm" draw:start-shape="id22" draw:start-glue-point="6" draw:end-shape="id23" draw:end-glue-point="9" svg:d="M20400 13300l-6734-2034" svg:viewBox="0 0 6735 2035">
          <text:p/>
        </draw:connector>
        <draw:connector draw:style-name="gr2" draw:text-style-name="P3" draw:layer="layout" draw:type="line" svg:x1="25.2cm" svg:y1="4.1cm" svg:x2="21.2cm" svg:y2="12.5cm" draw:start-shape="id16" draw:start-glue-point="8" draw:end-shape="id22" draw:end-glue-point="4" svg:d="M25200 4100l-4000 8400" svg:viewBox="0 0 4001 8401">
          <text:p/>
        </draw:connector>
        <draw:connector draw:style-name="gr2" draw:text-style-name="P3" draw:layer="layout" draw:type="line" svg:x1="10cm" svg:y1="15.6cm" svg:x2="8.566cm" svg:y2="18.034cm" draw:start-shape="id20" draw:start-glue-point="8" draw:end-shape="id24" draw:end-glue-point="11" svg:d="M10000 15600l-1434 2434" svg:viewBox="0 0 1435 2435">
          <text:p/>
        </draw:connector>
        <draw:connector draw:style-name="gr2" draw:text-style-name="P3" draw:layer="layout" draw:type="line" svg:x1="17.2cm" svg:y1="18.8cm" svg:x2="8.8cm" svg:y2="18.6cm" draw:start-shape="id21" draw:start-glue-point="6" draw:end-shape="id24" draw:end-glue-point="10" svg:d="M17200 18800l-8400-200" svg:viewBox="0 0 8401 2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2-25T18:51:37.671000000</meta:creation-date>
    <dc:date>2020-02-26T00:20:11.469000000</dc:date>
    <meta:editing-duration>PT33M6S</meta:editing-duration>
    <meta:editing-cycles>1</meta:editing-cycles>
    <meta:document-statistic meta:object-count="51"/>
    <meta:generator>LibreOffice/6.1.3.2$Windows_x86 LibreOffice_project/86daf60bf00efa86ad547e59e09d6bb77c699acb</meta:generator>
  </office:meta>
</office:document-meta>
</file>